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style:line-height-at-least="0.1979in" fo:background-color="#1E1E1E"/>
    </style:style>
    <style:style style:name="T2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GB"/>
    </style:style>
    <style:style style:name="T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GB"/>
    </style:style>
    <style:style style:name="T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GB"/>
    </style:style>
  </office:automatic-styles>
  <office:body>
    <office:text text:use-soft-page-breaks="true">
      <text:p text:style-name="P1"><text:span text:style-name="T2">API_TOKEN</text:span><text:span text:style-name="T3"><text:s/>=<text:s/></text:span><text:span text:style-name="T4">"eyJhbGciOiJIUzI1NiJ9.eyJhdWQiOiI1ZTU4MmNjYzQ0MmI5YzIwYzg0YjIyY2E2MTM5YTM1NSIsInN1YiI6IjY0MTE3OWNkYTZjMTA0MDBjMGM2MDEwYyIsInNjb3BlcyI6WyJhcGlfcmVhZCJdLCJ2ZXJzaW9uIjoxfQ.9-luKdddIfnw834po92m0pK8rL4VhCrJ0voqFMjy4v0"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lena Gorka</meta:initial-creator>
    <dc:creator>Marlena Gorka</dc:creator>
    <meta:creation-date>2023-03-22T18:59:00Z</meta:creation-date>
    <dc:date>2023-03-22T19:01:00Z</dc:date>
    <meta:template xlink:href="Normal" xlink:type="simple"/>
    <meta:editing-cycles>1</meta:editing-cycles>
    <meta:editing-duration>PT120S</meta:editing-duration>
    <meta:document-statistic meta:page-count="1" meta:paragraph-count="1" meta:word-count="33" meta:character-count="226" meta:row-count="1" meta:non-whitespace-character-count="194"/>
  </office:meta>
</office:document-meta>
</file>